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ecentralize Social Network</text:p>
      <text:p text:style-name="P1"/>
      <text:p text:style-name="P2">To do: Documentation... All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e Harding-Russell</meta:initial-creator>
    <meta:creation-date>2014-10-30T21:18:04</meta:creation-date>
    <dc:date>2014-10-30T21:28:23</dc:date>
    <dc:creator>Laurie Harding-Russell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65" meta:non-whitespace-character-count="57"/>
    <meta:generator>LibreOffice/3.5$Linux_X86_64 LibreOffice_project/350m1$Build-2</meta:generator>
  </office:meta>
</office:document-meta>
</file>